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7: Инструменты и расширения</text:h>
      <text:h text:style-name="P6" text:outline-level="4">7.1 Инструменты для работы с SQL</text:h>
      <text:list xml:id="list8097050604193452322" text:style-name="L1">
        <text:list-item>
          <text:p text:style-name="P4"><text:span text:style-name="Strong_20_Emphasis">SQL IDEs и клиенты для работы с базами данных:</text:span></text:p>
          <text:list>
            <text:list-item>
              <text:p text:style-name="P1">Обзор популярных сред разработки для работы с SQL (например, SQL Server Management Studio, MySQL Workbench, pgAdmin и другие).</text:p>
            </text:list-item>
            <text:list-item>
              <text:p text:style-name="P1">Основные функции и возможности этих сред разработки.</text:p>
            </text:list-item>
          </text:list>
        </text:list-item>
        <text:list-item>
          <text:p text:style-name="P4"><text:span text:style-name="Strong_20_Emphasis">Основы работы с различными СУБД:</text:span></text:p>
          <text:list>
            <text:list-item>
              <text:p text:style-name="P1">Обсуждение различных систем управления базами данных (СУБД), таких как MySQL, PostgreSQL, SQL Server, Oracle и другие.</text:p>
            </text:list-item>
            <text:list-item>
              <text:p text:style-name="P4">Сравнение основных особенностей и отличий между различными СУБД.</text:p>
            </text:list-item>
          </text:list>
        </text:list-item>
      </text:list>
      <text:h text:style-name="P6" text:outline-level="4">7.2 Работа с XML</text:h>
      <text:list xml:id="list1494123009908560543" text:style-name="L2">
        <text:list-item>
          <text:p text:style-name="P2"><text:span text:style-name="Strong_20_Emphasis">Импорт и экспорт данных в формате XML:</text:span></text:p>
          <text:list>
            <text:list-item>
              <text:p text:style-name="P2">Работа с данными в формате XML в контексте SQL.</text:p>
            </text:list-item>
            <text:list-item>
              <text:p text:style-name="P5">Использование функций для импорта и экспорта данных в XML.</text:p>
            </text:list-item>
          </text:list>
        </text:list-item>
      </text:list>
      <text:p text:style-name="P3">Этот раздел учебника подробно рассмотрит инструменты, которые используются при работе с SQL, такие как среды разработки, их функциональность и возможности. Также будет рассмотрено взаимодействие с форматом данных XML в SQL и способы импорта и экспорта данных в этом формате, что может быть полезным в практических сценариях разработки баз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2-01T23:07:32.90</dc:date>
    <meta:document-statistic meta:table-count="0" meta:image-count="0" meta:object-count="0" meta:page-count="1" meta:paragraph-count="13" meta:word-count="161" meta:character-count="1018"/>
    <dc:creator>Dima Wide</dc:creator>
    <meta:user-defined meta:name="Info 1"/>
    <meta:user-defined meta:name="Info 2"/>
    <meta:user-defined meta:name="Info 3"/>
    <meta:user-defined meta:name="Info 4"/>
  </office:meta>
</office:document-meta>
</file>